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38" style:parent-style-name="Graphics">
      <style:graphic-properties draw:fill="none" draw:stroke="none"/>
    </style:style>
    <style:style style:family="drawing-page" style:name="a43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4" style:parent-style-name="Graphics">
      <style:graphic-properties draw:fill="none" draw:stroke="none"/>
    </style:style>
    <style:style style:family="drawing-page" style:name="a41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3">
      <style:drawing-page-properties draw:fill="solid" draw:fill-color="#ed7d3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2778in" style:font-size-asian="0.52778in" style:font-size-complex="0.52778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2778in" style:font-size-asian="0.52778in" style:font-size-complex="0.52778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6" style:parent-style-name="Graphics">
      <style:graphic-properties draw:fill="none" draw:stroke="none"/>
    </style:style>
    <style:style style:family="drawing-page" style:name="a44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2" style:parent-style-name="Graphics">
      <style:graphic-properties draw:fill="none" draw:stroke="none"/>
    </style:style>
    <style:style style:family="drawing-page" style:name="a42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9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6" style:parent-style-name="Graphics">
      <style:graphic-properties draw:fill="none" draw:stroke="none"/>
    </style:style>
    <style:style style:family="graphic" style:name="a398" style:parent-style-name="Graphics">
      <style:graphic-properties draw:fill="none" draw:stroke="none"/>
    </style:style>
    <style:style style:family="drawing-page" style:name="a4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4" style:parent-style-name="Graphics">
      <style:graphic-properties draw:fill="none" draw:stroke="none"/>
    </style:style>
    <style:style style:family="graphic" style:name="a430" style:parent-style-name="Graphics">
      <style:graphic-properties draw:fill="none" draw:stroke="none"/>
    </style:style>
    <style:style style:family="drawing-page" style:name="a43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3" draw:master-page-name="Master1-Layout1-title-Титульный-слайд" presentation:presentation-page-layout-name="Master1-PPL1" draw:id="Slide-256">
        <draw:frame draw:id="id65" presentation:style-name="a387" draw:name="Заголовок 1" svg:x="1.75in" svg:y="2.61017in" svg:width="9.83333in" svg:height="1.8in" presentation:class="title" presentation:placeholder="false">
          <draw:text-box>
            <text:p text:style-name="a386" text:class-names="" text:cond-style-name=""><text:span text:style-name="a384" text:class-names="">Алгебра логики</text:span><text:span text:style-name="a385" text:class-names=""/></text:p>
          </draw:text-box>
          <svg:title/>
          <svg:desc/>
        </draw:frame>
        <draw:frame draw:id="id66" presentation:style-name="a391" draw:name="Подзаголовок 2" svg:x="2.9475in" svg:y="4.76in" svg:width="7.43833in" svg:height="1.35596in" presentation:class="subtitle" presentation:placeholder="false">
          <draw:text-box>
            <text:p text:style-name="a390" text:class-names="" text:cond-style-name=""><text:span text:style-name="a388" text:class-names="">Дружинина Е.О.</text:span><text:span text:style-name="a389" text:class-names=""/></text:p>
          </draw:text-box>
          <svg:title/>
          <svg:desc/>
        </draw:frame>
      </draw:page>
      <draw:page draw:name="Slide2" draw:style-name="a392" draw:master-page-name="Master1-Layout2-obj-Заголовок-и-объект" presentation:presentation-page-layout-name="Master1-PPL2" draw:id="Slide-257">
        <draw:frame draw:id="id67" presentation:style-name="a396" draw:name="Заголовок 1" svg:x="2.44in" svg:y="1.055in" svg:width="8.45333in" svg:height="1.3in" presentation:class="title" presentation:placeholder="false">
          <draw:text-box>
            <text:p text:style-name="a395" text:class-names="" text:cond-style-name=""><text:span text:style-name="a393" text:class-names="">Задача 1</text:span><text:span text:style-name="a394" text:class-names=""/></text:p>
          </draw:text-box>
          <svg:title/>
          <svg:desc/>
        </draw:frame>
        <draw:frame draw:id="id68" presentation:style-name="a397" draw:name="Объект 2" svg:x="2.44in" svg:y="2.885in" svg:width="8.45333in" svg:height="3.39237in" presentation:class="outline" presentation:placeholder="true">
          <draw:text-box/>
          <svg:title/>
          <svg:desc/>
        </draw:frame>
        <draw:frame draw:id="id69" draw:style-name="a398" draw:name="Рисунок 4" svg:x="0.97467in" svg:y="2.66133in" svg:width="11.38399in" svg:height="2.0414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99" draw:master-page-name="Master1-Layout2-obj-Заголовок-и-объект" presentation:presentation-page-layout-name="Master1-PPL2" draw:id="Slide-258">
        <draw:frame draw:id="id70" presentation:style-name="a404" draw:name="Заголовок 1" svg:x="2.44in" svg:y="1.055in" svg:width="8.45333in" svg:height="1.3in" presentation:class="title" presentation:placeholder="false">
          <draw:text-box>
            <text:p text:style-name="a403" text:class-names="" text:cond-style-name=""><text:span text:style-name="a400" text:class-names="">Задача<text:s text:c="1"/></text:span><text:span text:style-name="a401" text:class-names="">2</text:span><text:span text:style-name="a402" text:class-names=""/></text:p>
          </draw:text-box>
          <svg:title/>
          <svg:desc/>
        </draw:frame>
        <draw:frame draw:id="id71" presentation:style-name="a405" draw:name="Объект 2" svg:x="2.44in" svg:y="2.885in" svg:width="8.45333in" svg:height="3.39237in" presentation:class="outline" presentation:placeholder="true">
          <draw:text-box/>
          <svg:title/>
          <svg:desc/>
        </draw:frame>
        <draw:frame draw:id="id72" draw:style-name="a406" draw:name="Рисунок 5" svg:x="0.93301in" svg:y="2.64411in" svg:width="11.46732in" svg:height="2.4059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407" draw:master-page-name="Master1-Layout2-obj-Заголовок-и-объект" presentation:presentation-page-layout-name="Master1-PPL2" draw:id="Slide-259">
        <draw:frame draw:id="id73" presentation:style-name="a412" draw:name="Заголовок 1" svg:x="2.44in" svg:y="1.055in" svg:width="8.45333in" svg:height="1.3in" presentation:class="title" presentation:placeholder="false">
          <draw:text-box>
            <text:p text:style-name="a411" text:class-names="" text:cond-style-name=""><text:span text:style-name="a408" text:class-names="">Задача<text:s text:c="1"/></text:span><text:span text:style-name="a409" text:class-names="">3</text:span><text:span text:style-name="a410" text:class-names=""/></text:p>
          </draw:text-box>
          <svg:title/>
          <svg:desc/>
        </draw:frame>
        <draw:frame draw:id="id74" presentation:style-name="a413" draw:name="Объект 2" svg:x="2.44in" svg:y="2.885in" svg:width="8.45333in" svg:height="3.39237in" presentation:class="outline" presentation:placeholder="true">
          <draw:text-box/>
          <svg:title/>
          <svg:desc/>
        </draw:frame>
        <draw:frame draw:id="id75" draw:style-name="a414" draw:name="Рисунок 4" svg:x="0.88093in" svg:y="2.73853in" svg:width="11.57147in" svg:height="3.3433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415" draw:master-page-name="Master1-Layout2-obj-Заголовок-и-объект" presentation:presentation-page-layout-name="Master1-PPL2" draw:id="Slide-260">
        <draw:frame draw:id="id76" presentation:style-name="a420" draw:name="Заголовок 1" svg:x="2.44in" svg:y="1.055in" svg:width="8.45333in" svg:height="1.3in" presentation:class="title" presentation:placeholder="false">
          <draw:text-box>
            <text:p text:style-name="a419" text:class-names="" text:cond-style-name=""><text:span text:style-name="a416" text:class-names="">Задача<text:s text:c="1"/></text:span><text:span text:style-name="a417" text:class-names="">4</text:span><text:span text:style-name="a418" text:class-names=""/></text:p>
          </draw:text-box>
          <svg:title/>
          <svg:desc/>
        </draw:frame>
        <draw:frame draw:id="id77" presentation:style-name="a421" draw:name="Объект 2" svg:x="2.44in" svg:y="2.885in" svg:width="8.45333in" svg:height="3.39237in" presentation:class="outline" presentation:placeholder="true">
          <draw:text-box/>
          <svg:title/>
          <svg:desc/>
        </draw:frame>
        <draw:frame draw:id="id78" draw:style-name="a422" draw:name="Рисунок 5" svg:x="0.19035in" svg:y="2.69952in" svg:width="12.95263in" svg:height="2.4795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423" draw:master-page-name="Master1-Layout2-obj-Заголовок-и-объект" presentation:presentation-page-layout-name="Master1-PPL2" draw:id="Slide-261">
        <draw:frame draw:id="id79" presentation:style-name="a428" draw:name="Заголовок 1" svg:x="2.44in" svg:y="1.055in" svg:width="8.45333in" svg:height="1.3in" presentation:class="title" presentation:placeholder="false">
          <draw:text-box>
            <text:p text:style-name="a427" text:class-names="" text:cond-style-name=""><text:span text:style-name="a424" text:class-names="">Задача<text:s text:c="1"/></text:span><text:span text:style-name="a425" text:class-names="">5</text:span><text:span text:style-name="a426" text:class-names=""/></text:p>
          </draw:text-box>
          <svg:title/>
          <svg:desc/>
        </draw:frame>
        <draw:frame draw:id="id80" presentation:style-name="a429" draw:name="Объект 2" svg:x="2.44in" svg:y="2.885in" svg:width="8.45333in" svg:height="3.39237in" presentation:class="outline" presentation:placeholder="true">
          <draw:text-box/>
          <svg:title/>
          <svg:desc/>
        </draw:frame>
        <draw:frame draw:id="id81" draw:style-name="a430" draw:name="Рисунок 4" svg:x="0.21906in" svg:y="2.57214in" svg:width="13.35804in" svg:height="2.5819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431" draw:master-page-name="Master1-Layout2-obj-Заголовок-и-объект" presentation:presentation-page-layout-name="Master1-PPL2" draw:id="Slide-262">
        <draw:frame draw:id="id82" presentation:style-name="a436" draw:name="Заголовок 1" svg:x="2.44in" svg:y="1.055in" svg:width="8.45333in" svg:height="1.3in" presentation:class="title" presentation:placeholder="false">
          <draw:text-box>
            <text:p text:style-name="a435" text:class-names="" text:cond-style-name=""><text:span text:style-name="a432" text:class-names="">Задача<text:s text:c="1"/></text:span><text:span text:style-name="a433" text:class-names="">6</text:span><text:span text:style-name="a434" text:class-names=""/></text:p>
          </draw:text-box>
          <svg:title/>
          <svg:desc/>
        </draw:frame>
        <draw:frame draw:id="id83" presentation:style-name="a437" draw:name="Объект 2" svg:x="2.44in" svg:y="2.885in" svg:width="8.45333in" svg:height="3.39237in" presentation:class="outline" presentation:placeholder="true">
          <draw:text-box/>
          <svg:title/>
          <svg:desc/>
        </draw:frame>
        <draw:frame draw:id="id84" draw:style-name="a438" draw:name="Рисунок 5" svg:x="-0.31789in" svg:y="2.7677in" svg:width="13.9691in" svg:height="1.9646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8" draw:style-name="a439" draw:master-page-name="Master1-Layout2-obj-Заголовок-и-объект" presentation:presentation-page-layout-name="Master1-PPL2" draw:id="Slide-263">
        <draw:frame draw:id="id85" presentation:style-name="a444" draw:name="Заголовок 1" svg:x="2.44in" svg:y="1.055in" svg:width="8.45333in" svg:height="1.3in" presentation:class="title" presentation:placeholder="false">
          <draw:text-box>
            <text:p text:style-name="a443" text:class-names="" text:cond-style-name=""><text:span text:style-name="a440" text:class-names="">Задача<text:s text:c="1"/></text:span><text:span text:style-name="a441" text:class-names="">7</text:span><text:span text:style-name="a442" text:class-names=""/></text:p>
          </draw:text-box>
          <svg:title/>
          <svg:desc/>
        </draw:frame>
        <draw:frame draw:id="id86" presentation:style-name="a445" draw:name="Объект 2" svg:x="2.44in" svg:y="2.885in" svg:width="8.45333in" svg:height="3.39237in" presentation:class="outline" presentation:placeholder="true">
          <draw:text-box/>
          <svg:title/>
          <svg:desc/>
        </draw:frame>
        <draw:frame draw:id="id87" draw:style-name="a446" draw:name="Рисунок 4" svg:x="0.07343in" svg:y="2.63351in" svg:width="13.08762in" svg:height="2.2208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9" draw:style-name="a447" draw:master-page-name="Master1-Layout2-obj-Заголовок-и-объект" presentation:presentation-page-layout-name="Master1-PPL2" draw:id="Slide-264">
        <draw:frame draw:id="id88" presentation:style-name="a452" draw:name="Заголовок 1" svg:x="2.44in" svg:y="1.055in" svg:width="8.45333in" svg:height="1.3in" presentation:class="title" presentation:placeholder="false">
          <draw:text-box>
            <text:p text:style-name="a451" text:class-names="" text:cond-style-name=""><text:span text:style-name="a448" text:class-names="">Задача<text:s text:c="1"/></text:span><text:span text:style-name="a449" text:class-names="">8</text:span><text:span text:style-name="a450" text:class-names=""/></text:p>
          </draw:text-box>
          <svg:title/>
          <svg:desc/>
        </draw:frame>
        <draw:frame draw:id="id89" presentation:style-name="a453" draw:name="Объект 2" svg:x="2.44in" svg:y="2.885in" svg:width="8.45333in" svg:height="3.39237in" presentation:class="outline" presentation:placeholder="true">
          <draw:text-box/>
          <svg:title/>
          <svg:desc/>
        </draw:frame>
        <draw:frame draw:id="id90" draw:style-name="a454" draw:name="Рисунок 5" svg:x="3.35691in" svg:y="2.71737in" svg:width="6.10286in" svg:height="3.56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Заголовок и объект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Заголовок раздела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Два объекта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Сравнение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Только заголовок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Пустой слайд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Объект с подписью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Рисунок с подписью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Заголовок и вертикальный текст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Вертикальный заголовок и текст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c55a11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6389in" style:font-size-asian="0.26389in" style:font-size-complex="0.26389in" fo:letter-spacing="0.01389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1">
      <style:graphic-properties draw:fill="solid" draw:fill-color="#ed7d31" draw:opacity="100%" draw:stroke="none"/>
    </style:style>
    <style:style style:family="text" style:name="a2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0556in" style:font-size-asian="0.30556in" style:font-size-complex="0.30556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ed7d3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2778in" style:font-size-asian="0.52778in" style:font-size-complex="0.52778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draw:fill="solid" draw:fill-color="#ed7d31" draw:opacity="100%" draw:stroke="none"/>
    </style:style>
    <style:style style:family="text" style:name="a2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0556in" style:font-size-asian="0.30556in" style:font-size-complex="0.30556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text-transform="uppercase" fo:color="#c55a11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6389in" style:font-size-asian="0.26389in" style:font-size-complex="0.26389in" fo:letter-spacing="0.01389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4472c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2778in" style:font-size-asian="0.52778in" style:font-size-complex="0.52778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4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text:list-style style:name="a2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color="#ed7d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ed7d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ed7d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ed7d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ed7d31"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Посылка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1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55362in" svg:y="6.82285in" svg:width="3.01153in" svg:height="0.3543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1.75in" svg:y="6.82in" svg:width="6.45362in" svg:height="0.35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7661in" svg:y="6.8in" svg:width="0.4in" svg:height="0.4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4">
      <draw:frame draw:id="id5" presentation:style-name="a38" draw:name="Title 1" svg:x="1.75in" svg:y="2.61017in" svg:width="9.83333in" svg:height="1.8in" presentation:class="title" presentation:placeholder="false">
        <draw:text-box>
          <text:p text:style-name="a37" text:class-names="" text:cond-style-name=""><text:span text:style-name="a35" text:class-names="">Образец заголовка</text:span><text:span text:style-name="a36" text:class-names=""/></text:p>
        </draw:text-box>
        <svg:title/>
        <svg:desc/>
      </draw:frame>
      <draw:frame draw:id="id6" presentation:style-name="a42" draw:name="Subtitle 2" svg:x="2.9475in" svg:y="4.76in" svg:width="7.43833in" svg:height="1.35596in" presentation:class="subtitle" presentation:placeholder="false">
        <draw:text-box>
          <text:p text:style-name="a41" text:class-names="" text:cond-style-name=""><text:span text:style-name="a39" text:class-names="">Образец подзаголовка</text:span><text:span text:style-name="a40" text:class-names=""/></text:p>
        </draw:text-box>
        <svg:title/>
        <svg:desc/>
      </draw:frame>
      <draw:frame draw:id="id7" presentation:style-name="a47" draw:name="Date Placeholder 6" svg:x="8.55362in" svg:y="6.82285in" svg:width="3.01153in" svg:height="0.3543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7" svg:x="1.75in" svg:y="6.82in" svg:width="6.45362in" svg:height="0.35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8" svg:x="11.7661in" svg:y="6.8in" svg:width="0.4in" svg:height="0.4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5">
      <draw:frame draw:id="id10" presentation:style-name="a59" draw:name="Title 1" svg:x="2.44in" svg:y="1.055in" svg:width="8.45333in" svg:height="1.3in" presentation:class="title" presentation:placeholder="false">
        <draw:text-box>
          <text:p text:style-name="a58" text:class-names="" text:cond-style-name=""><text:span text:style-name="a56" text:class-names="">Образец заголовка</text:span><text:span text:style-name="a57" text:class-names=""/></text:p>
        </draw:text-box>
        <svg:title/>
        <svg:desc/>
      </draw:frame>
      <draw:frame draw:id="id11" presentation:style-name="a76" draw:name="Content Placeholder 2" svg:x="2.44in" svg:y="2.885in" svg:width="8.45333in" svg:height="3.39237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Образец текста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Второй уровень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Пятый уровень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6" svg:x="8.55362in" svg:y="6.82285in" svg:width="3.01153in" svg:height="0.3543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7" svg:x="1.75in" svg:y="6.82in" svg:width="6.45362in" svg:height="0.35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8" svg:x="11.7661in" svg:y="6.8in" svg:width="0.4in" svg:height="0.4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89">
      <draw:frame draw:id="id15" presentation:style-name="a93" draw:name="Title 1" svg:x="1.75in" svg:y="2.61017in" svg:width="9.83333in" svg:height="1.8in" presentation:class="title" presentation:placeholder="false">
        <draw:text-box>
          <text:p text:style-name="a92" text:class-names="" text:cond-style-name=""><text:span text:style-name="a90" text:class-names="">Образец заголовка</text:span><text:span text:style-name="a91" text:class-names=""/></text:p>
        </draw:text-box>
        <svg:title/>
        <svg:desc/>
      </draw:frame>
      <draw:frame draw:id="id16" presentation:style-name="a97" draw:name="Text Placeholder 2" svg:x="2.9475in" svg:y="4.75991in" svg:width="7.43833in" svg:height="1.38351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Образец текста</text:span></text:p>
            </text:list-item>
          </text:list>
        </draw:text-box>
        <svg:title/>
        <svg:desc/>
      </draw:frame>
      <draw:frame draw:id="id17" presentation:style-name="a102" draw:name="Date Placeholder 6" svg:x="8.55362in" svg:y="6.82285in" svg:width="3.01153in" svg:height="0.3543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7" svg:x="1.75in" svg:y="6.82in" svg:width="6.45362in" svg:height="0.35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8" svg:x="11.7661in" svg:y="6.8in" svg:width="0.4in" svg:height="0.4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Два-объекта" style:page-layout-name="pageLayout1" draw:style-name="a110">
      <draw:frame draw:id="id20" presentation:style-name="a114" draw:name="Title 1" svg:x="2.44in" svg:y="1.055in" svg:width="8.45333in" svg:height="1.3in" presentation:class="title" presentation:placeholder="false">
        <draw:text-box>
          <text:p text:style-name="a113" text:class-names="" text:cond-style-name=""><text:span text:style-name="a111" text:class-names="">Образец заголовка</text:span><text:span text:style-name="a112" text:class-names=""/></text:p>
        </draw:text-box>
        <svg:title/>
        <svg:desc/>
      </draw:frame>
      <draw:frame draw:id="id21" presentation:style-name="a131" draw:name="Content Placeholder 2" svg:x="1.73in" svg:y="2.885in" svg:width="4.67167in" svg:height="3.3923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Образец текста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Второй уровень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Пятый уровень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93167in" svg:y="2.885in" svg:width="4.67in" svg:height="3.39237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Образец текста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Второй уровень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Пятый уровень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7" svg:x="8.55362in" svg:y="6.82285in" svg:width="3.01153in" svg:height="0.3543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8" svg:x="1.75in" svg:y="6.82in" svg:width="6.45362in" svg:height="0.35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9" svg:x="11.7661in" svg:y="6.8in" svg:width="0.4in" svg:height="0.4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61">
      <draw:frame draw:id="id26" presentation:style-name="a165" draw:name="Text Placeholder 2" svg:x="1.73167in" svg:y="2.53in" svg:width="4.67in" svg:height="0.77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Образец текста</text:span></text:p>
            </text:list-item>
          </text:list>
        </draw:text-box>
        <svg:title/>
        <svg:desc/>
      </draw:frame>
      <draw:frame draw:id="id27" presentation:style-name="a182" draw:name="Content Placeholder 3" svg:x="1.73167in" svg:y="3.4375in" svg:width="4.67in" svg:height="2.83987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Образец текста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Второй уровень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Пятый уровень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Content Placeholder 5" svg:x="6.93167in" svg:y="3.4375in" svg:width="4.65167in" svg:height="2.83987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Образец текста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Второй уровень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Пятый уровень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Text Placeholder 4" svg:x="6.93167in" svg:y="2.53in" svg:width="4.67in" svg:height="0.77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Образец текста</text:span></text:p>
            </text:list-item>
          </text:list>
        </draw:text-box>
        <svg:title/>
        <svg:desc/>
      </draw:frame>
      <draw:frame draw:id="id30" presentation:style-name="a208" draw:name="Date Placeholder 6" svg:x="8.55362in" svg:y="6.82285in" svg:width="3.01153in" svg:height="0.3543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</draw:text-box>
        <svg:title/>
        <svg:desc/>
      </draw:frame>
      <draw:frame draw:id="id31" presentation:style-name="a211" draw:name="Footer Placeholder 7" svg:x="1.75in" svg:y="6.82in" svg:width="6.45362in" svg:height="0.3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2" presentation:style-name="a215" draw:name="Slide Number Placeholder 8" svg:x="11.7661in" svg:y="6.8in" svg:width="0.4in" svg:height="0.4in" presentation:class="page-number" presentation:placeholder="false">
        <draw:text-box>
          <text:p text:style-name="a214" text:class-names="" text:cond-style-name=""><text:span text:style-name="a212" text:class-names=""><text:page-number style:num-format="1" text:fixed="false"/></text:span><text:span text:style-name="a213" text:class-names=""/></text:p>
        </draw:text-box>
        <svg:title/>
        <svg:desc/>
      </draw:frame>
      <draw:frame draw:id="id33" presentation:style-name="a219" draw:name="Title 9" svg:x="2.44in" svg:y="1.055in" svg:width="8.45333in" svg:height="1.3in" presentation:class="title" presentation:placeholder="false">
        <draw:text-box>
          <text:p text:style-name="a218" text:class-names="" text:cond-style-name=""><text:span text:style-name="a216" text:class-names="">Образец заголовка</text:span><text:span text:style-name="a217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20">
      <draw:frame draw:id="id34" presentation:style-name="a224" draw:name="Title 1" svg:x="2.44in" svg:y="1.055in" svg:width="8.45333in" svg:height="1.3in" presentation:class="title" presentation:placeholder="false">
        <draw:text-box>
          <text:p text:style-name="a223" text:class-names="" text:cond-style-name=""><text:span text:style-name="a221" text:class-names="">Образец заголовка</text:span><text:span text:style-name="a222" text:class-names=""/></text:p>
        </draw:text-box>
        <svg:title/>
        <svg:desc/>
      </draw:frame>
      <draw:frame draw:id="id35" presentation:style-name="a229" draw:name="Date Placeholder 2" svg:x="8.55362in" svg:y="6.82285in" svg:width="3.01153in" svg:height="0.3543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1.75in" svg:y="6.82in" svg:width="6.45362in" svg:height="0.35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11.7661in" svg:y="6.8in" svg:width="0.4in" svg:height="0.4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37">
      <draw:frame draw:id="id38" presentation:style-name="a242" draw:name="Date Placeholder 1" svg:x="8.55362in" svg:y="6.82285in" svg:width="3.01153in" svg:height="0.3543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1.75in" svg:y="6.82in" svg:width="6.45362in" svg:height="0.35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11.7661in" svg:y="6.8in" svg:width="0.4in" svg:height="0.4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50">
      <draw:custom-shape svg:x="0in" svg:y="0in" svg:width="6.66667in" svg:height="7.5in" draw:id="id41" draw:style-name="a251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55" draw:name="Title 1" svg:x="0.88in" svg:y="2.45388in" svg:width="4.90667in" svg:height="1.24836in" presentation:class="title" presentation:placeholder="false">
        <draw:text-box>
          <text:p text:style-name="a254" text:class-names="" text:cond-style-name=""><text:span text:style-name="a252" text:class-names="">Образец заголовка</text:span><text:span text:style-name="a253" text:class-names=""/></text:p>
        </draw:text-box>
        <svg:title/>
        <svg:desc/>
      </draw:frame>
      <draw:frame draw:id="id43" presentation:style-name="a272" draw:name="Content Placeholder 2" svg:x="7.36667in" svg:y="0.88in" svg:width="5.26667in" svg:height="5.74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Образец текста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Второй уровень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Пятый уровень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76" draw:name="Text Placeholder 3" svg:x="1.22in" svg:y="3.88224in" svg:width="4.15in" svg:height="2.39943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Образец текста</text:span></text:p>
            </text:list-item>
          </text:list>
        </draw:text-box>
        <svg:title/>
        <svg:desc/>
      </draw:frame>
      <draw:frame draw:id="id45" presentation:style-name="a281" draw:name="Date Placeholder 8" svg:x="8.55362in" svg:y="6.82285in" svg:width="3.01153in" svg:height="0.3543in" presentation:class="date-time" presentation:placeholder="false">
        <draw:text-box>
          <text:p text:style-name="a280" text:class-names="" text:cond-style-name=""><text:span text:style-name="a277" text:class-names=""><text:date text:fixed="false" style:data-style-name="a278"/></text:span><text:span text:style-name="a279" text:class-names=""/></text:p>
        </draw:text-box>
        <svg:title/>
        <svg:desc/>
      </draw:frame>
      <draw:frame draw:id="id46" presentation:style-name="a284" draw:name="Footer Placeholder 9" svg:x="0.88in" svg:y="6.82in" svg:width="5.60455in" svg:height="0.35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7" presentation:style-name="a288" draw:name="Slide Number Placeholder 10" svg:x="11.7661in" svg:y="6.8in" svg:width="0.4in" svg:height="0.4in" presentation:class="page-number" presentation:placeholder="false">
        <draw:text-box>
          <text:p text:style-name="a287" text:class-names="" text:cond-style-name=""><text:span text:style-name="a285" text:class-names=""><text:page-number style:num-format="1" text:fixed="false"/></text:span><text:span text:style-name="a286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89">
      <draw:custom-shape svg:x="0in" svg:y="0in" svg:width="6.66667in" svg:height="7.5in" draw:id="id48" draw:style-name="a290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94" draw:name="Title 1" svg:x="0.88421in" svg:y="2.45388in" svg:width="4.91579in" svg:height="1.24086in" presentation:class="title" presentation:placeholder="false">
        <draw:text-box>
          <text:p text:style-name="a293" text:class-names="" text:cond-style-name=""><text:span text:style-name="a291" text:class-names="">Образец заголовка</text:span><text:span text:style-name="a292" text:class-names=""/></text:p>
        </draw:text-box>
        <svg:title/>
        <svg:desc/>
      </draw:frame>
      <draw:frame draw:id="id50" presentation:style-name="a298" draw:name="Picture Placeholder 2" svg:x="6.66667in" svg:y="0in" svg:width="6.67333in" svg:height="7.5in" presentation:class="graphic" presentation:placeholder="false">
        <draw:text-box>
          <text:p text:style-name="a297" text:class-names="" text:cond-style-name=""><text:span text:style-name="a295" text:class-names="">Вставка рисунка</text:span><text:span text:style-name="a296" text:class-names=""/></text:p>
        </draw:text-box>
        <svg:title/>
        <svg:desc/>
      </draw:frame>
      <draw:frame draw:id="id51" presentation:style-name="a302" draw:name="Text Placeholder 3" svg:x="1.22in" svg:y="3.88224in" svg:width="4.15in" svg:height="2.39943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Образец текста</text:span></text:p>
            </text:list-item>
          </text:list>
        </draw:text-box>
        <svg:title/>
        <svg:desc/>
      </draw:frame>
      <draw:frame draw:id="id52" presentation:style-name="a307" draw:name="Date Placeholder 7" svg:x="8.55362in" svg:y="6.82285in" svg:width="3.01153in" svg:height="0.3543in" presentation:class="date-time" presentation:placeholder="false">
        <draw:text-box>
          <text:p text:style-name="a306" text:class-names="" text:cond-style-name=""><text:span text:style-name="a303" text:class-names=""><text:date text:fixed="false" style:data-style-name="a304"/></text:span><text:span text:style-name="a305" text:class-names=""/></text:p>
        </draw:text-box>
        <svg:title/>
        <svg:desc/>
      </draw:frame>
      <draw:frame draw:id="id53" presentation:style-name="a310" draw:name="Footer Placeholder 8" svg:x="0.88in" svg:y="6.82in" svg:width="5.60455in" svg:height="0.35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54" presentation:style-name="a314" draw:name="Slide Number Placeholder 9" svg:x="11.7661in" svg:y="6.8in" svg:width="0.4in" svg:height="0.4in" presentation:class="page-number" presentation:placeholder="false">
        <draw:text-box>
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315">
      <draw:frame draw:id="id55" presentation:style-name="a319" draw:name="Title 1" svg:x="2.44in" svg:y="1.055in" svg:width="8.45333in" svg:height="1.3in" presentation:class="title" presentation:placeholder="false">
        <draw:text-box>
          <text:p text:style-name="a318" text:class-names="" text:cond-style-name=""><text:span text:style-name="a316" text:class-names="">Образец заголовка</text:span><text:span text:style-name="a317" text:class-names=""/></text:p>
        </draw:text-box>
        <svg:title/>
        <svg:desc/>
      </draw:frame>
      <draw:frame draw:id="id56" presentation:style-name="a336" draw:name="Vertical Text Placeholder 2" svg:x="2.44in" svg:y="2.885in" svg:width="8.45333in" svg:height="3.39237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Образец текста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Второй уровень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Пятый уровень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41" draw:name="Date Placeholder 3" svg:x="8.55362in" svg:y="6.82285in" svg:width="3.01153in" svg:height="0.3543in" presentation:class="date-time" presentation:placeholder="false">
        <draw:text-box>
          <text:p text:style-name="a340" text:class-names="" text:cond-style-name=""><text:span text:style-name="a337" text:class-names=""><text:date text:fixed="false" style:data-style-name="a338"/></text:span><text:span text:style-name="a339" text:class-names=""/></text:p>
        </draw:text-box>
        <svg:title/>
        <svg:desc/>
      </draw:frame>
      <draw:frame draw:id="id58" presentation:style-name="a344" draw:name="Footer Placeholder 4" svg:x="1.75in" svg:y="6.82in" svg:width="6.45362in" svg:height="0.35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59" presentation:style-name="a348" draw:name="Slide Number Placeholder 5" svg:x="11.7661in" svg:y="6.8in" svg:width="0.4in" svg:height="0.4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/></text:span><text:span text:style-name="a346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49">
      <draw:frame draw:id="id60" presentation:style-name="a353" draw:name="Vertical Title 1" svg:x="9.46316in" svg:y="1.025in" svg:width="1.42017in" svg:height="5.45in" presentation:class="title" presentation:placeholder="false">
        <draw:text-box>
          <text:p text:style-name="a352" text:class-names="" text:cond-style-name=""><text:span text:style-name="a350" text:class-names="">Образец заголовка</text:span><text:span text:style-name="a351" text:class-names=""/></text:p>
        </draw:text-box>
        <svg:title/>
        <svg:desc/>
      </draw:frame>
      <draw:frame draw:id="id61" presentation:style-name="a370" draw:name="Vertical Text Placeholder 2" svg:x="2.44in" svg:y="1.025in" svg:width="6.77875in" svg:height="5.45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Образец текста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Второй уровень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6" text:class-names="">Пятый уровень</text:span><text:span text:style-name="a3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75" draw:name="Date Placeholder 3" svg:x="8.55362in" svg:y="6.82285in" svg:width="3.01153in" svg:height="0.3543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/></text:span><text:span text:style-name="a373" text:class-names=""/></text:p>
        </draw:text-box>
        <svg:title/>
        <svg:desc/>
      </draw:frame>
      <draw:frame draw:id="id63" presentation:style-name="a378" draw:name="Footer Placeholder 4" svg:x="1.75in" svg:y="6.82in" svg:width="6.45362in" svg:height="0.35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64" presentation:style-name="a382" draw:name="Slide Number Placeholder 5" svg:x="11.7661in" svg:y="6.8in" svg:width="0.4in" svg:height="0.4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/></text:span><text:span text:style-name="a38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Elena Postanogova</meta:initial-creator>
    <dc:creator>Elena Postanogova</dc:creator>
    <meta:creation-date>2025-03-18T20:22:44Z</meta:creation-date>
    <dc:date>2025-03-18T20:31:30Z</dc:date>
    <meta:template xlink:href="Посылка" xlink:type="simple"/>
    <meta:editing-cycles>1</meta:editing-cycles>
    <meta:editing-duration>PT526S</meta:editing-duration>
    <meta:document-statistic meta:paragraph-count="10" meta:word-count="23"/>
  </office:meta>
</office:document-meta>
</file>